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00000013880DB37FA.jpg"/>
  <manifest:file-entry manifest:media-type="image/jpeg" manifest:full-path="Pictures/100000000000040000000110C8BC8C2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20pt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4.605cm" svg:height="4.64cm" svg:x="6.35cm" svg:y="11.43cm">
          <draw:image xlink:href="../../../org.cishell.framework/src/org/cishell/framework/doc-files/cishell-logo-400.png" xlink:type="simple" xlink:show="embed" xlink:actuate="onLoad">
            <text:p/>
          </draw:image>
        </draw:frame>
        <draw:frame draw:style-name="gr1" draw:text-style-name="P1" draw:layer="layout" svg:width="14.605cm" svg:height="4.445cm" svg:x="6.35cm" svg:y="4.445cm">
          <draw:image xlink:href="Pictures/100000000000040000000110C8BC8C2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6.669cm" svg:height="7.378cm" svg:x="0.666cm" svg:y="6.985cm">
          <draw:image xlink:href="../graphics/algorithmDefn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9.994cm" svg:height="19.381cm" svg:x="4.003cm" svg:y="0.81cm">
          <draw:image xlink:href="../graphics/algorithmPool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6.67cm" svg:height="13.97cm" svg:x="0.665cm" svg:y="3.515cm">
          <draw:image xlink:href="../graphics/connectingPools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1.529cm" svg:height="19.612cm" svg:x="3.236cm" svg:y="0.694cm">
          <draw:image xlink:href="../graphics/conversionGraph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2.7cm" svg:height="10.794cm" svg:x="7.65cm" svg:y="5.103cm">
          <draw:image xlink:href="Pictures/10000000000001800000013880DB37F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4.605cm" svg:height="4.64cm" svg:x="6.35cm" svg:y="11.43cm">
          <draw:image xlink:href="../../../org.cishell.framework/src/org/cishell/framework/doc-files/cishell-logo-400.png" xlink:type="simple" xlink:show="embed" xlink:actuate="onLoad">
            <text:p/>
          </draw:image>
        </draw:frame>
        <draw:frame draw:style-name="gr1" draw:text-style-name="P1" draw:layer="layout" svg:width="14.605cm" svg:height="4.445cm" svg:x="6.35cm" svg:y="4.445cm">
          <draw:image xlink:href="Pictures/100000000000040000000110C8BC8C2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Bitstream Ver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0T15:30:18</meta:creation-date>
    <dc:date>2006-11-08T15:42:05</dc:date>
    <dc:language>en-US</dc:language>
    <meta:editing-cycles>6</meta:editing-cycles>
    <meta:editing-duration>PT1H0M49S</meta:editing-duration>
    <meta:user-defined meta:name="Info 1"/>
    <meta:user-defined meta:name="Info 2"/>
    <meta:user-defined meta:name="Info 3"/>
    <meta:user-defined meta:name="Info 4"/>
    <meta:document-statistic meta:object-count="50"/>
  </office:meta>
</office:document-meta>
</file>